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QUISPE, SABINIAN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QUISPE, SABINIA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289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BOLIVIA YUPANQUI, NARCIS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8474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2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GALLINAS ROJA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2:25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